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8867705217455513150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8599526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3139093553521305250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1303454908968127205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 : 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warm-up</text:p>
                </text:list-item>
                <text:list-item>
                  <text:p text:style-name="P13">prev sections</text:p>
                </text:list-item>
                <text:list-item>
                  <text:p text:style-name="P13">scale</text:p>
                </text:list-item>
                <text:list-item>
                  <text:p text:style-name="P13">arpeggio</text:p>
                </text:list-item>
                <text:list-item>
                  <text:p text:style-name="P13">stomp</text:p>
                </text:list-item>
                <text:list-item>
                  <text:p text:style-name="P13">tapping</text:p>
                </text:list-item>
                <text:list-item>
                  <text:p text:style-name="P13">harmonics</text:p>
                </text:list-item>
                <text:list-item>
                  <text:p text:style-name="P13">scale</text:p>
                </text:list-item>
                <text:list-item>
                  <text:p text:style-name="P13">flamenco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open resources</text:p>
              <text:list>
                <text:list-item>
                  <text:p text:style-name="P14">voice memo</text:p>
                </text:list-item>
                <text:list-item>
                  <text:p text:style-name="P8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<text:soft-page-break/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6375949833109188799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<text:soft-page-break/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578964" text:continue-numbering="true" text:style-name="L4">
        <text:list-header>
          <text:p text:style-name="P9"/>
        </text:list-header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584047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2859332884076077927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8600386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8593050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1292675164964179248" text:style-name="L6">
              <text:list-item>
                <text:p text:style-name="P15">memo_guitar.txt</text:p>
              </text:list-item>
              <text:list-item>
                <text:p text:style-name="P15">memo_guitar.(replaced).(XXX).txt</text:p>
              </text:list-item>
            </text:list>
          </table:table-cell>
        </table:table-row>
      </table:table>
      <text:list xml:id="list38588634" text:continue-list="list38593050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8598338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06T18:38:07.77</dc:date>
    <dc:creator>iwabuchi ken</dc:creator>
    <meta:editing-duration>P1DT22H7M30S</meta:editing-duration>
    <meta:editing-cycles>51</meta:editing-cycles>
    <meta:generator>OpenOffice/4.1.3$Win32 OpenOffice.org_project/413m1$Build-9783</meta:generator>
    <meta:document-statistic meta:table-count="8" meta:image-count="0" meta:object-count="0" meta:page-count="6" meta:paragraph-count="158" meta:word-count="638" meta:character-count="4062"/>
  </office:meta>
</office:document-meta>
</file>